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/>
    <style:font-face style:name="Courier New" svg:font-family="'Courier New'" style:font-family-generic="modern"/>
    <style:font-face style:name="Times new roman" svg:font-family="'Times new roman'" style:font-family-generic="roman"/>
    <style:font-face style:name="Znaky SAE" svg:font-family="'Znaky SAE', 'Malgun Gothi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15%" fo:text-indent="0in" style:auto-text-indent="false"/>
    </style:style>
    <style:style style:name="P3" style:family="paragraph" style:parent-style-name="Standard">
      <style:paragraph-properties fo:line-height="100%" fo:text-align="center" style:justify-single-word="false"/>
      <style:text-properties fo:font-weight="bold" style:font-name-asian="Calibri" style:language-asian="en" style:country-asian="US" style:font-weight-asian="bold" style:font-size-complex="12pt"/>
    </style:style>
    <style:style style:name="P4" style:family="paragraph" style:parent-style-name="Standard">
      <style:paragraph-properties fo:margin-left="0in" fo:margin-right="0in" fo:margin-top="0.0835in" fo:margin-bottom="0in" loext:contextual-spacing="false" fo:line-height="100%" fo:text-indent="0.1972in" style:auto-text-indent="false">
        <style:tab-stops>
          <style:tab-stop style:position="3.5437in" style:leader-style="solid" style:leader-text="_"/>
          <style:tab-stop style:position="6.6937in" style:leader-style="solid" style:leader-text="_"/>
        </style:tab-stops>
      </style:paragraph-properties>
      <style:text-properties fo:font-weight="bold" style:font-weight-asian="bold" style:font-size-complex="12pt"/>
    </style:style>
    <style:style style:name="P5" style:family="paragraph" style:parent-style-name="Standard">
      <style:paragraph-properties fo:margin-left="0.4925in" fo:margin-right="0in" fo:line-height="115%" fo:text-align="end" style:justify-single-word="false" fo:text-indent="0in" style:auto-text-indent="false"/>
      <style:text-properties fo:font-size="11pt" fo:font-style="italic" style:font-size-asian="11pt" style:font-style-asian="italic" style:font-size-complex="11pt"/>
    </style:style>
    <style:style style:name="P6" style:family="paragraph" style:parent-style-name="Standard" style:list-style-name="" style:master-page-name="Standard">
      <style:paragraph-properties fo:margin-left="0in" fo:margin-right="0in" fo:line-height="100%" fo:text-align="center" style:justify-single-word="false" fo:text-indent="0in" style:auto-text-indent="false" style:page-number="1"/>
    </style:style>
    <style:style style:name="P7" style:family="paragraph" style:parent-style-name="Standard" style:list-style-name="">
      <style:paragraph-properties fo:margin-left="0in" fo:margin-right="0in" fo:line-height="100%" fo:text-align="center" style:justify-single-word="false" fo:text-indent="0in" style:auto-text-indent="false"/>
      <style:text-properties fo:font-weight="bold" style:font-name-asian="Calibri" style:language-asian="en" style:country-asian="US" style:font-weight-asian="bold" style:font-size-complex="12pt"/>
    </style:style>
    <style:style style:name="P8" style:family="paragraph" style:parent-style-name="Standard" style:list-style-name="">
      <style:paragraph-properties fo:margin-left="0in" fo:margin-right="0in" fo:line-height="115%" fo:text-indent="0in" style:auto-text-indent="false"/>
      <style:text-properties fo:font-size="11pt" style:font-size-asian="11pt" style:font-size-complex="11pt"/>
    </style:style>
    <style:style style:name="P9" style:family="paragraph" style:parent-style-name="Standard" style:list-style-name="">
      <style:paragraph-properties fo:margin-left="0in" fo:margin-right="0in" fo:margin-top="0.0835in" fo:margin-bottom="0in" loext:contextual-spacing="false" fo:line-height="0.2362in" fo:text-indent="0in" style:auto-text-indent="false"/>
    </style:style>
    <style:style style:name="P10" style:family="paragraph" style:parent-style-name="Standard" style:list-style-name="">
      <style:paragraph-properties fo:margin-left="0in" fo:margin-right="0in" fo:margin-top="0.0835in" fo:margin-bottom="0in" loext:contextual-spacing="false" fo:line-height="100%" fo:text-align="center" style:justify-single-word="false" fo:text-indent="0.1972in" style:auto-text-indent="false"/>
      <style:text-properties fo:font-weight="bold" style:font-weight-asian="bold" style:font-size-complex="12pt"/>
    </style:style>
    <style:style style:name="P11" style:family="paragraph" style:parent-style-name="Standard" style:list-style-name="">
      <style:paragraph-properties fo:margin-left="0in" fo:margin-right="0in" fo:margin-top="0.0835in" fo:margin-bottom="0in" loext:contextual-spacing="false" fo:line-height="100%" fo:text-align="center" style:justify-single-word="false" fo:text-indent="0.1972in" style:auto-text-indent="false"/>
      <style:text-properties style:font-size-complex="12pt"/>
    </style:style>
    <style:style style:name="P12" style:family="paragraph" style:parent-style-name="Standard" style:list-style-name="">
      <style:paragraph-properties fo:margin-left="0in" fo:margin-right="0in" fo:margin-top="0.0835in" fo:margin-bottom="0in" loext:contextual-spacing="false" fo:line-height="100%" fo:text-indent="0.1972in" style:auto-text-indent="false">
        <style:tab-stops>
          <style:tab-stop style:position="6.6937in" style:leader-style="solid" style:leader-text="_"/>
        </style:tab-stops>
      </style:paragraph-properties>
    </style:style>
    <style:style style:name="P13" style:family="paragraph" style:parent-style-name="Standard" style:list-style-name="">
      <style:paragraph-properties fo:margin-left="0in" fo:margin-right="0in" fo:margin-top="0.0835in" fo:margin-bottom="0in" loext:contextual-spacing="false" fo:line-height="100%" fo:text-indent="0.1972in" style:auto-text-indent="false">
        <style:tab-stops>
          <style:tab-stop style:position="3.5437in" style:leader-style="solid" style:leader-text="_"/>
          <style:tab-stop style:position="6.6937in" style:leader-style="solid" style:leader-text="_"/>
        </style:tab-stops>
      </style:paragraph-properties>
    </style:style>
    <style:style style:name="P14" style:family="paragraph" style:parent-style-name="Standard" style:list-style-name="WW8Num30">
      <style:paragraph-properties fo:margin-left="0in" fo:margin-right="0in" fo:margin-top="0.0835in" fo:margin-bottom="0in" loext:contextual-spacing="false" fo:line-height="0.2362in" fo:text-align="start" style:justify-single-word="false" fo:text-indent="0.1972in" style:auto-text-indent="false"/>
      <style:text-properties officeooo:paragraph-rsid="001a722e"/>
    </style:style>
    <style:style style:name="P15" style:family="paragraph" style:parent-style-name="Standard" style:list-style-name="WW8Num30">
      <style:paragraph-properties fo:margin-left="0in" fo:margin-right="0in" fo:margin-top="0.0835in" fo:margin-bottom="0in" loext:contextual-spacing="false" fo:line-height="0.2362in" fo:text-indent="0.1972in" style:auto-text-indent="false"/>
    </style:style>
    <style:style style:name="P16" style:family="paragraph" style:parent-style-name="Standard" style:list-style-name="WW8Num30">
      <style:paragraph-properties fo:margin-left="0in" fo:margin-right="0in" fo:margin-top="0.0835in" fo:margin-bottom="0in" loext:contextual-spacing="false" fo:line-height="0.2362in" fo:text-indent="0.1972in" style:auto-text-indent="false"/>
      <style:text-properties officeooo:paragraph-rsid="000fe79d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fo:font-weight="bold" officeooo:rsid="0010a659" style:font-weight-asian="bold" style:font-size-complex="12pt"/>
    </style:style>
    <style:style style:name="T3" style:family="text">
      <style:text-properties fo:font-weight="bold" style:font-weight-asian="bold" style:font-size-complex="12pt" style:font-weight-complex="bold"/>
    </style:style>
    <style:style style:name="T4" style:family="text">
      <style:text-properties fo:font-weight="bold" style:font-name-asian="Calibri" style:language-asian="en" style:country-asian="US" style:font-weight-asian="bold" style:font-size-complex="12pt"/>
    </style:style>
    <style:style style:name="T5" style:family="text">
      <style:text-properties style:font-name-asian="Calibri" style:language-asian="en" style:country-asian="US" style:font-size-complex="12pt"/>
    </style:style>
    <style:style style:name="T6" style:family="text">
      <style:text-properties style:font-size-complex="12pt"/>
    </style:style>
    <style:style style:name="T7" style:family="text">
      <style:text-properties officeooo:rsid="000da58a" style:font-size-complex="12pt" style:font-style-complex="italic" style:font-weight-complex="bold"/>
    </style:style>
    <style:style style:name="T8" style:family="text">
      <style:text-properties officeooo:rsid="00143c37" style:font-size-complex="12pt" style:font-style-complex="italic" style:font-weight-complex="bold"/>
    </style:style>
    <style:style style:name="T9" style:family="text">
      <style:text-properties officeooo:rsid="000da58a" style:font-size-complex="12pt"/>
    </style:style>
    <style:style style:name="T10" style:family="text">
      <style:text-properties officeooo:rsid="0010a659" style:font-size-complex="12pt"/>
    </style:style>
    <style:style style:name="T11" style:family="text">
      <style:text-properties officeooo:rsid="001483af" style:font-size-complex="12pt"/>
    </style:style>
    <style:style style:name="T12" style:family="text">
      <style:text-properties fo:color="#000000"/>
    </style:style>
    <style:style style:name="T13" style:family="text">
      <style:text-properties fo:color="#000000" officeooo:rsid="0010a659"/>
    </style:style>
    <style:style style:name="T14" style:family="text">
      <style:text-properties fo:color="#000000" officeooo:rsid="0010a659" style:font-size-complex="12pt"/>
    </style:style>
    <style:style style:name="T15" style:family="text">
      <style:text-properties fo:font-size="11pt" fo:font-weight="bold" style:font-size-asian="11pt" style:font-weight-asian="bold" style:font-size-complex="11pt"/>
    </style:style>
    <style:style style:name="T16" style:family="text">
      <style:text-properties fo:font-size="11pt" fo:font-weight="bold" officeooo:rsid="00157de7" style:font-size-asian="11pt" style:font-weight-asian="bold" style:font-size-complex="11pt"/>
    </style:style>
    <style:style style:name="T17" style:family="text">
      <style:text-properties fo:font-size="11pt" fo:font-weight="bold" officeooo:rsid="0010a659" style:font-size-asian="11pt" style:font-weight-asian="bold" style:font-size-complex="12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10a659" style:font-size-asian="11pt" style:font-size-complex="11pt"/>
    </style:style>
    <style:style style:name="T20" style:family="text">
      <style:text-properties fo:font-size="11pt" fo:font-style="italic" style:font-size-asian="11pt" style:font-style-asian="italic" style:font-size-complex="11pt"/>
    </style:style>
    <style:style style:name="T21" style:family="text">
      <style:text-properties fo:font-size="11pt" style:text-underline-style="solid" style:text-underline-width="auto" style:text-underline-color="font-color" fo:font-weight="bold" officeooo:rsid="0010a659" style:font-size-asian="11pt" style:font-weight-asian="bold" style:font-size-complex="11pt"/>
    </style:style>
    <style:style style:name="T22" style:family="text">
      <style:text-properties style:text-position="0% 100%" fo:font-weight="normal" officeooo:rsid="000da58a" style:font-weight-asian="normal" style:font-size-complex="12pt" style:font-weight-complex="normal"/>
    </style:style>
    <style:style style:name="T23" style:family="text">
      <style:text-properties style:text-position="0% 100%" fo:font-weight="normal" officeooo:rsid="000e3ec1" style:font-weight-asian="normal" style:font-size-complex="12pt" style:font-weight-complex="normal"/>
    </style:style>
    <style:style style:name="T24" style:family="text">
      <style:text-properties style:text-position="0% 100%" fo:font-weight="normal" officeooo:rsid="000fe79d" style:font-weight-asian="normal" style:font-size-complex="12pt" style:font-weight-complex="normal"/>
    </style:style>
    <style:style style:name="T25" style:family="text">
      <style:text-properties style:text-position="0% 100%" fo:font-weight="normal" officeooo:rsid="001008cf" style:font-weight-asian="normal" style:font-size-complex="12pt" style:font-weight-complex="normal"/>
    </style:style>
    <style:style style:name="T26" style:family="text">
      <style:text-properties style:text-position="0% 100%" fo:font-weight="normal" officeooo:rsid="0010a659" style:font-weight-asian="normal" style:font-size-complex="12pt" style:font-weight-complex="normal"/>
    </style:style>
    <style:style style:name="T27" style:family="text">
      <style:text-properties style:text-position="0% 100%" fo:font-weight="normal" officeooo:rsid="00157de7" style:font-weight-asian="normal" style:font-size-complex="12pt" style:font-weight-complex="normal"/>
    </style:style>
    <style:style style:name="T28" style:family="text">
      <style:text-properties style:text-position="0% 100%" fo:font-weight="normal" officeooo:rsid="00176784" style:font-weight-asian="normal" style:font-size-complex="12pt" style:font-weight-complex="normal"/>
    </style:style>
    <style:style style:name="T29" style:family="text">
      <style:text-properties fo:font-weight="normal" officeooo:rsid="0010a659" style:font-weight-asian="normal" style:font-size-complex="12pt" style:font-weight-complex="normal"/>
    </style:style>
    <style:style style:name="T30" style:family="text">
      <style:text-properties officeooo:rsid="0010a659"/>
    </style:style>
    <style:style style:name="T31" style:family="text">
      <style:text-properties style:text-underline-style="solid" style:text-underline-width="auto" style:text-underline-color="font-color" fo:font-weight="bold" officeooo:rsid="0010a659" style:font-weight-asian="bold" style:font-size-complex="12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57de7" style:text-blinking="false" fo:background-color="transparent" loext:char-shading-value="0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0a659" style:text-blinking="false" fo:background-color="transparent" loext:char-shading-value="0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rsid="00157de7" style:text-blinking="false" fo:background-color="transparent" loext:char-shading-value="0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rsid="0010a659" style:text-blinking="false" fo:background-color="transparent" loext:char-shading-value="0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7de7" style:text-blinking="false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0a659" style:text-blinking="false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 style:font-weight-asian="bold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 style:font-weight-asian="bold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fo:font-size="12pt" style:text-underline-style="none" fo:font-weight="bold" style:text-blinking="false" fo:background-color="transparent" loext:char-shading-value="0" style:font-size-asian="12pt" style:font-weight-asian="bold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bold" style:text-blinking="false" fo:background-color="transparent" loext:char-shading-value="0" style:font-size-asian="12pt" style:font-weight-asian="bold" style:font-size-complex="12pt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4">Universitatea Tehnică a Moldovei</text:span><text:span text:style-name="T5"> </text:span></text:h>
      <text:h text:style-name="P7" text:outline-level="1">Facultatea Calculatoare Informatică <text:span text:style-name="T30">și</text:span> Microelectronică</text:h>
      <text:h text:style-name="P7" text:outline-level="1">Catedra Automatică <text:span text:style-name="T30">și</text:span> Tehnologii <text:span text:style-name="T30">Informaționale</text:span> </text:h>
      <text:p text:style-name="P3"/>
      <text:h text:style-name="P10" text:outline-level="1">AVIZ</text:h>
      <text:h text:style-name="P11" text:outline-level="1">la proiectul de <text:span text:style-name="T30">licență</text:span></text:h>
      <text:h text:style-name="P12" text:outline-level="1"><text:span text:style-name="T1">Tema</text:span><text:span text:style-name="T6"> </text:span><text:span text:style-name="T7">„</text:span><text:span text:style-name="T8">Openmoney</text:span><text:span text:style-name="T7">” </text:span><text:span text:style-name="T8">procesarea achizitiilor publice</text:span></text:h>
      <text:h text:style-name="P13" text:outline-level="1"><text:span text:style-name="T1">Studentul</text:span><text:span text:style-name="T6"> </text:span><text:span text:style-name="T11">Placinta</text:span><text:span text:style-name="T9"> Alexandru </text:span><text:span text:style-name="T6">gr. </text:span><text:span text:style-name="T9">FAF-131</text:span></text:h>
      <text:p text:style-name="P4"/>
      <text:list xml:id="list7227105942807670952" text:style-name="WW8Num30">
        <text:list-item>
          <text:h text:style-name="P14" text:outline-level="1"><text:span text:style-name="T1">Actualitatea temei: </text:span><text:bookmark text:name="docs-internal-guid-fef3675b-6c75-1e3d-b7a5-7cad0c5342cf"/><text:span text:style-name="T36">se exprima prin faptul ca oamenii simpli vor avea modalitate simpla si clara de a vizualiza cheltuielele de bani de catre diferite institutii(suma de bani, pentru ce servicii, care companii au cistigat tendere respective s.a.m.d) sau de a vedea informatie detaliata despre niste entitati, atit cit si jurnalisti profesionisti in investigatii vor economisi timp utilizind acest instrument si vor facilita de niste functionalitati aditionale de analiza.</text:span></text:h>
        </text:list-item>
        <text:list-item>
          <text:h text:style-name="P16" text:outline-level="1"><text:span text:style-name="T1">Caracteristica tezei de </text:span><text:span text:style-name="T2">licență</text:span><text:span text:style-name="T1">: </text:span><text:bookmark text:name="docs-internal-guid-fef3675b-6c78-8687-2ff1-c502bef97a0a"/><text:span text:style-name="T37">Lucrarea a fost efectuată în strictă conformitate cu exigențele impuse. La elaborarea tezei de licență a fost corect identificată necesitatea acestui instrument pentru oameni simpli si jurnalisti de investigatii prin faptul expunerii informatiei in mod mai clar si cautarea mai rapida decit folosind exceluri.</text:span></text:h>
        </text:list-item>
        <text:list-item>
          <text:h text:style-name="P15" text:outline-level="1"><text:span text:style-name="T1">Estimarea rezultatelor </text:span><text:span text:style-name="T2">obținute</text:span><text:span text:style-name="T1">: </text:span><text:span text:style-name="T12">Activitate de cercetare independentă a studentului s-a soldat cu realizarea obiectivelor propuse, cu </text:span><text:span text:style-name="T13">implementarea</text:span><text:span text:style-name="T12"> corectă a prototipului grație analizei profunde a </text:span><text:span text:style-name="T14">problemei.</text:span></text:h>
        </text:list-item>
        <text:list-item>
          <text:h text:style-name="P15" text:outline-level="1"><text:span text:style-name="T1">Corectitudinea materialului expus: </text:span><text:span text:style-name="T6">Materialul expus în proiectul vizat </text:span><text:span text:style-name="T10">corespunde</text:span><text:span text:style-name="T6"> cu consecutivitatea logică de expunere și abordare a tematicii alese, la fel o concordanță absolută dintre materialul teoretic și partea aplicativă.</text:span></text:h>
        </text:list-item>
        <text:list-item>
          <text:h text:style-name="P15" text:outline-level="1"><text:span text:style-name="T1">Calitatea materialului grafic: </text:span><text:span text:style-name="T6">Expunerea materialului grafic corespunde consecutivității materialului expus, modalitatea aleasă permite ca informația să fie accesibilă perceperii cititorului.</text:span></text:h>
        </text:list-item>
        <text:list-item>
          <text:h text:style-name="P15" text:outline-level="1"><text:span text:style-name="T2">Observații</text:span><text:span text:style-name="T1"> </text:span><text:span text:style-name="T2">și</text:span><text:span text:style-name="T1"> recomandări: </text:span><text:bookmark text:name="docs-internal-guid-fef3675b-6c79-5142-16ac-292edd18c704"/><text:span text:style-name="T44">Dupa importarea datelor din excel in baza de date de tip graf</text:span><text:span text:style-name="T46"> </text:span><text:span text:style-name="T44">au fost observate erori in linkuirea relatiilor intre entitati si incapacitatea de a diferentia persoane cu acelasi nume, motivul fiind linkuirea pe baza de denumiri a entitatilor din cauza lipsei ID-urilor. Trebuie de gasit solutie pentru a obtine date cu ID, iar referitor la persoane chiar daca legea privind date personale interzice aceasta de cerut pseudo ID asupra celui real doar pentru a putea diferentia persoanele</text:span><text:span text:style-name="T45">.</text:span></text:h>
        </text:list-item>
        <text:list-item>
          <text:h text:style-name="P15" text:outline-level="1"><text:span text:style-name="T1">Caracteristica studentului </text:span><text:span text:style-name="T2">și</text:span><text:span text:style-name="T1"> titlul conferit: </text:span><text:span text:style-name="T6">Studentul a dat dovadă de cunoștințe profunde în domeniul tehnologiilor </text:span><text:span text:style-name="T10">informaționale</text:span><text:span text:style-name="T6"> și aptitudini de aplicare a </text:span><text:span text:style-name="T10">cunoștințelor</text:span><text:span text:style-name="T6"> teoretice precum </text:span><text:span text:style-name="T10">și</text:span><text:span text:style-name="T6"> a </text:span><text:span text:style-name="T10">abilităților</text:span><text:span text:style-name="T6"> practice </text:span><text:span text:style-name="T10">obținute</text:span><text:span text:style-name="T6"> la disciplinele fundamentale. Teza corespunde </text:span><text:span text:style-name="T10">complet specialității</text:span><text:span text:style-name="T6"> solicitate din acest considerent propun evaluarea studentului </text:span><text:span text:style-name="T3">____</text:span><text:span text:style-name="T31">____</text:span><text:span text:style-name="T6">.</text:span></text:h>
        </text:list-item>
      </text:list>
      <text:h text:style-name="P9" text:outline-level="1"><text:span text:style-name="T15">Rezultatele obținute în cadrul tezei îmi permit să recomand admiterea tezei de licență a dlui </text:span><text:span text:style-name="T16">Placinta</text:span><text:span text:style-name="T17"> Alexandru</text:span><text:span text:style-name="T6"> </text:span><text:span text:style-name="T15">spre susținere și să o apreciez cu nota _______</text:span><text:span text:style-name="T21">_____</text:span><text:span text:style-name="T15">.</text:span></text:h>
      <text:h text:style-name="P8" text:outline-level="1">Conducătorul</text:h>
      <text:p text:style-name="P2"><text:span text:style-name="T18">tezei de </text:span><text:span text:style-name="T19">licență</text:span><text:span text:style-name="T18"> </text:span><text:span text:style-name="T20">lector superior, magistru</text:span><text:span text:style-name="T18"> <text:tab/><text:tab/><text:tab/><text:tab/><text:tab/> <text:tab/><text:tab/><text:tab/><text:tab/><text:tab/><text:tab/><text:tab/><text:tab/><text:tab/><text:tab/><text:tab/><text:tab/> <text:s text:c="2"/>Dumitru CIORBĂ</text:span></text:p>
      <text:p text:style-name="P5">29 mai 201<text:span text:style-name="T30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/>
    <style:font-face style:name="Courier New" svg:font-family="'Courier New'" style:font-family-generic="modern"/>
    <style:font-face style:name="Times new roman" svg:font-family="'Times new roman'" style:font-family-generic="roman"/>
    <style:font-face style:name="Znaky SAE" svg:font-family="'Znaky SAE', 'Malgun Gothi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08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0in" fo:line-height="100%" fo:text-align="start" style:justify-single-word="false" fo:text-indent="0in" style:auto-text-indent="false"/>
    </style:style>
    <style:style style:name="List" style:family="paragraph" style:parent-style-name="Text_20_body" style:class="list">
      <style:paragraph-properties fo:margin-top="0in" fo:margin-bottom="0.0835in" loext:contextual-spacing="false" fo:hyphenation-ladder-count="no-limit"/>
      <style:text-properties fo:language="ru" fo:country="RU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-left="0in" fo:margin-right="0in" fo:line-height="100%" fo:text-align="start" style:justify-single-word="false" fo:hyphenation-ladder-count="no-limit" fo:text-indent="0in" style:auto-text-indent="false" text:number-lines="false" text:line-number="0"/>
      <style:text-properties fo:language="ru" fo:country="RU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line-height="100%" fo:text-indent="0.5902in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WW8Num4" style:class="text">
      <style:paragraph-properties fo:margin-left="0.6417in" fo:margin-right="0in" fo:margin-top="0in" fo:margin-bottom="0.1665in" loext:contextual-spacing="false" fo:text-align="start" style:justify-single-word="false" fo:orphans="0" fo:widows="0" fo:text-indent="-0.248in" style:auto-text-indent="false" fo:break-before="page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.6929in" fo:margin-right="0in" fo:margin-top="0.1665in" fo:margin-bottom="0in" loext:contextual-spacing="false" fo:text-indent="-0.2992in" style:auto-text-indent="false" fo:break-before="auto" fo:break-after="auto" fo:keep-with-next="always"/>
      <style:text-properties fo:font-size="13pt" style:font-size-asian="13pt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12pt" fo:font-style="italic" fo:font-weight="normal" style:font-size-asian="12pt" style:font-style-asian="italic" style:font-weight-asian="normal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in" fo:margin-right="0in" fo:text-indent="0.3937in" style:auto-text-indent="false"/>
    </style:style>
    <style:style style:name="Heading_20_6" style:display-name="Heading 6" style:family="paragraph" style:parent-style-name="Heading_20_5" style:next-style-name="Standard" style:default-outline-level="6" style:list-style-name="WW8Num14" style:class="text"/>
    <style:style style:name="Heading_20_7" style:display-name="Heading 7" style:family="paragraph" style:parent-style-name="Heading_20_5" style:next-style-name="Standard" style:default-outline-level="7" style:list-style-name="" style:class="text">
      <style:paragraph-properties fo:margin-left="0in" fo:margin-right="0in" fo:margin-top="0.25in" fo:margin-bottom="0.1665in" loext:contextual-spacing="false" fo:text-align="center" style:justify-single-word="false" fo:orphans="0" fo:widows="0" fo:text-indent="0in" style:auto-text-indent="false" fo:keep-with-next="always"/>
      <style:text-properties fo:language="none" fo:country="none" style:language-asian="en" style:country-asian="U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in" fo:margin-right="0in" fo:line-height="100%" fo:text-align="start" style:justify-single-word="false" fo:orphans="0" fo:widows="0" fo:text-indent="0in" style:auto-text-indent="false" fo:keep-with-next="always"/>
      <style:text-properties fo:letter-spacing="-0.0035in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a31515" style:font-name="Courier New" fo:font-family="'Courier New'" style:font-family-generic="modern" fo:font-size="10pt" fo:language="none" fo:country="none" style:font-size-asian="10pt" style:language-asian="en" style:country-asian="US" style:font-name-complex="Courier New" style:font-family-complex="'Courier New'" style:font-family-generic-complex="modern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uzual" style:family="paragraph" style:parent-style-name="Heading_20_1">
      <style:paragraph-properties fo:margin-left="0in" fo:margin-right="0in" fo:text-align="start" style:justify-single-word="false" fo:orphans="0" fo:widows="0" fo:hyphenation-ladder-count="no-limit" fo:text-indent="0in" style:auto-text-indent="false" fo:keep-with-next="auto" text:number-lines="false" text:line-number="0"/>
      <style:text-properties fo:font-weight="bold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.3937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0.3937in"/>
          <style:tab-stop style:position="6.7925in" style:type="right" style:leader-style="dotted" style:leader-text="."/>
        </style:tab-stops>
      </style:paragraph-properties>
      <style:text-properties fo:language="en" fo:country="US" style:language-asian="en" style:country-asian="US"/>
    </style:style>
    <style:style style:name="Contents_20_3" style:display-name="Contents 3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0.3937in"/>
          <style:tab-stop style:position="6.7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align="start" style:justify-single-word="false" fo:text-indent="0.4925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align="start" style:justify-single-word="false" fo:text-indent="0.4925in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/>
    <style:style style:name="Footnote" style:family="paragraph" style:parent-style-name="Standard" style:class="extra">
      <style:text-properties fo:font-size="10pt" style:font-size-asian="10pt"/>
    </style:style>
    <style:style style:name="hl2" style:family="paragraph" style:parent-style-name="Standard" style:default-outline-level="2" style:list-style-name="">
      <style:text-properties fo:font-weight="bold" style:font-weight-asian="bold"/>
    </style:style>
    <style:style style:name="Body_20_txt" style:display-name="Body txt" style:family="paragraph" style:parent-style-name="Standard"/>
    <style:style style:name="Formula" style:family="paragraph" style:parent-style-name="Body_20_txt">
      <style:paragraph-properties fo:margin-left="0in" fo:margin-right="0in" fo:text-align="center" style:justify-single-word="false" fo:orphans="0" fo:widows="0" fo:text-indent="0in" style:auto-text-indent="false"/>
    </style:style>
    <style:style style:name="Table_20_txt" style:display-name="Table txt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Body_20_Text_20_Indent_20_2" style:display-name="Body Text Indent 2" style:family="paragraph" style:parent-style-name="Standard"/>
    <style:style style:name="head_5f_2" style:display-name="head_2" style:family="paragraph" style:parent-style-name="Standard" style:next-style-name="Standard" style:default-outline-level="2" style:list-style-name="">
      <style:text-properties fo:font-weight="bold" style:font-weight-asian="bold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Body_20_Text_20_2" style:display-name="Body Text 2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Normal_20_text" style:display-name="Normal text" style:family="paragraph" style:parent-style-name="Standard">
      <style:paragraph-properties fo:margin-left="0in" fo:margin-right="0in" fo:text-indent="0.3937in" style:auto-text-indent="false" style:text-autospace="none" style:punctuation-wrap="simple" style:vertical-align="baseline"/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/>
    </style:style>
    <style:style style:name="Table_20_Header" style:display-name="Table Header" style:family="paragraph" style:parent-style-name="Normal_20_text">
      <style:paragraph-properties fo:margin-left="0in" fo:margin-right="0in" fo:line-height="100%" fo:text-align="center" style:justify-single-word="false" fo:text-indent="0in" style:auto-text-indent="false"/>
      <style:text-properties fo:font-weight="bold" style:font-weight-asian="bold"/>
    </style:style>
    <style:style style:name="Стиль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OC_20_Heading1" style:display-name="TOC Heading1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text-align="start" style:justify-single-word="false" fo:keep-together="always" fo:text-indent="0in" style:auto-text-indent="false"/>
      <style:text-properties fo:color="#365f91" style:font-name="Cambria" fo:font-family="Cambria" style:font-family-generic="roman" style:font-pitch="variable" fo:language="en" fo:country="US" style:font-name-complex="Cambria" style:font-family-complex="Cambria" style:font-family-generic-complex="roman" style:font-pitch-complex="variable" style:font-size-complex="14pt" style:font-weight-complex="bold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Revision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aragraph1" style:display-name="List Paragraph1" style:family="paragraph" style:parent-style-name="Standard">
      <style:paragraph-properties fo:margin-left="0.5in" fo:margin-right="0in" fo:text-indent="0.4925in" style:auto-text-indent="false"/>
    </style:style>
    <style:style style:name="WW-Caption" style:family="paragraph" style:parent-style-name="Standard" style:next-style-name="Standard">
      <style:paragraph-properties fo:margin-left="0in" fo:margin-right="0in" fo:margin-top="0.0835in" fo:margin-bottom="0.25in" loext:contextual-spacing="true" fo:text-align="center" style:justify-single-word="false" fo:orphans="0" fo:widows="0" fo:text-indent="0in" style:auto-text-indent="false"/>
      <style:text-properties style:font-size-complex="12pt" style:font-weight-complex="bold"/>
    </style:style>
    <style:style style:name="Table_20_of_20_Figures" style:display-name="Table of Figures" style:family="paragraph" style:parent-style-name="Standard" style:next-style-name="Standard"/>
    <style:style style:name="Subtitle" style:family="paragraph" style:parent-style-name="Heading_20_8" style:next-style-name="Standard" style:class="chapter">
      <style:paragraph-properties fo:margin-top="0.1665in" fo:margin-bottom="0in" loext:contextual-spacing="false"/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language="ru" fo:country="RU" style:font-size-complex="12pt"/>
    </style:style>
    <style:style style:name="WW-Heading" style:family="paragraph" style:parent-style-name="Standard" style:next-style-name="Text_20_body">
      <style:paragraph-properties fo:margin-left="0in" fo:margin-right="0in" fo:margin-top="0.1665in" fo:margin-bottom="0.0835in" loext:contextual-spacing="false" fo:line-height="100%" fo:text-align="start" style:justify-single-word="false" fo:hyphenation-ladder-count="no-limit" fo:text-indent="0in" style:auto-text-indent="false" fo:keep-with-next="always"/>
      <style:text-properties style:font-name="Arial" fo:font-family="Arial" style:font-family-generic="swiss" style:font-pitch="variable" fo:font-size="14pt" fo:language="ru" fo:country="RU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Caption1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hyphenation-ladder-count="no-limit" fo:text-indent="0in" style:auto-text-indent="false" text:number-lines="false" text:line-number="0"/>
      <style:text-properties fo:language="ru" fo:country="RU" fo:font-style="italic" style:font-style-asian="italic" style:font-name-complex="Tahoma" style:font-family-complex="Tahoma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Основной_20_текст_20_31" style:display-name="Основной текст 31" style:family="paragraph" style:parent-style-name="Standard">
      <style:paragraph-properties fo:margin-left="0in" fo:margin-right="0in" fo:hyphenation-ladder-count="no-limit" fo:text-indent="0in" style:auto-text-indent="false"/>
      <style:text-properties fo:font-size="14pt" fo:language="pt" fo:country="BR" style:font-size-asian="14pt" style:font-size-complex="14pt" fo:hyphenate="false" fo:hyphenation-remain-char-count="2" fo:hyphenation-push-char-count="2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-0.1252in" fo:margin-right="0in" fo:text-align="start" style:justify-single-word="false" fo:hyphenation-ladder-count="no-limit" fo:text-indent="0.1252in" style:auto-text-indent="false"/>
      <style:text-properties fo:font-size="14pt" fo:language="en" fo:country="GB" style:font-size-asian="14pt" style:font-size-complex="14pt" fo:hyphenate="false" fo:hyphenation-remain-char-count="2" fo:hyphenation-push-char-count="2"/>
    </style:style>
    <style:style style:name="diplom" style:family="paragraph" style:parent-style-name="Standard">
      <style:paragraph-properties fo:margin-left="0in" fo:margin-right="0in" fo:text-indent="0.5in" style:auto-text-indent="false"/>
      <style:text-properties fo:font-size="14pt" style:font-name-asian="Calibri" style:font-family-asian="Calibri" style:font-family-generic-asian="swiss" style:font-pitch-asian="variable" style:font-size-asian="14pt"/>
    </style:style>
    <style:style style:name="Абзац_20_списка1" style:display-name="Абзац списка1" style:family="paragraph" style:parent-style-name="Standard">
      <style:paragraph-properties fo:margin-left="0.5in" fo:margin-right="0in" fo:line-height="100%" fo:text-align="start" style:justify-single-word="false" fo:hyphenation-ladder-count="no-limit" fo:text-indent="0in" style:auto-text-indent="false"/>
      <style:text-properties fo:language="ru" fo:country="RU" style:font-size-complex="12pt" fo:hyphenate="false" fo:hyphenation-remain-char-count="2" fo:hyphenation-push-char-count="2"/>
    </style:style>
    <style:style style:name="Основной_20_текст_20_с_20_отступом_20_32" style:display-name="Основной текст с отступом 32" style:family="paragraph" style:parent-style-name="Standard">
      <style:paragraph-properties fo:margin-left="-0.0984in" fo:margin-right="0in" fo:line-height="100%" fo:hyphenation-ladder-count="no-limit" fo:text-indent="0.5909in" style:auto-text-indent="false"/>
      <style:text-properties fo:language="en" fo:country="US" fo:hyphenate="false" fo:hyphenation-remain-char-count="2" fo:hyphenation-push-char-count="2"/>
    </style:style>
    <style:style style:name="No_20_Spacing1" style:display-name="No Spacing1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nums" style:family="paragraph" style:parent-style-name="Standard" style:next-style-name="Standard">
      <style:paragraph-properties fo:margin-left="0in" fo:margin-right="0in" fo:text-align="start" style:justify-single-word="false" fo:hyphenation-ladder-count="no-limit" fo:text-indent="-0.248in" style:auto-text-indent="false"/>
      <style:text-properties fo:language="ru" fo:country="RU" style:font-size-complex="12pt" fo:hyphenate="false" fo:hyphenation-remain-char-count="2" fo:hyphenation-push-char-count="2"/>
    </style:style>
    <style:style style:name="Illustration" style:family="paragraph" style:parent-style-name="Standard" style:next-style-name="Standard" style:class="extra">
      <style:paragraph-properties fo:margin-left="0in" fo:margin-right="0in" fo:text-align="center" style:justify-single-word="false" fo:hyphenation-ladder-count="no-limit" fo:text-indent="0in" style:auto-text-indent="false"/>
      <style:text-properties fo:language="ru" fo:country="RU" style:font-size-complex="12pt" fo:hyphenate="false" fo:hyphenation-remain-char-count="2" fo:hyphenation-push-char-count="2"/>
    </style:style>
    <style:style style:name="dip_5f_main" style:display-name="dip_main" style:family="paragraph" style:parent-style-name="Standard">
      <style:paragraph-properties fo:margin-left="0in" fo:margin-right="0in" fo:text-indent="0.3937in" style:auto-text-indent="false"/>
      <style:text-properties fo:font-size="14pt" fo:language="ru" fo:country="RU" style:font-size-asian="14pt"/>
    </style:style>
    <style:style style:name="dip_5f_section" style:display-name="dip_section" style:family="paragraph" style:parent-style-name="dip_5f_main" style:next-style-name="dip_5f_main">
      <style:paragraph-properties fo:margin-left="0in" fo:margin-right="0in" fo:text-align="start" style:justify-single-word="false" fo:text-indent="0in" style:auto-text-indent="false"/>
      <style:text-properties fo:font-size="18pt" fo:font-weight="bold" style:font-size-asian="18pt" style:font-weight-asian="bold"/>
    </style:style>
    <style:style style:name="dip_5f_subsection" style:display-name="dip_subsection" style:family="paragraph" style:parent-style-name="dip_5f_main" style:next-style-name="dip_5f_main">
      <style:paragraph-properties fo:margin-left="0in" fo:margin-right="0in" fo:text-align="start" style:justify-single-word="false" fo:text-indent="0in" style:auto-text-indent="false"/>
      <style:text-properties fo:font-size="16pt" fo:font-weight="bold" style:font-size-asian="16pt" style:font-weight-asian="bold"/>
    </style:style>
    <style:style style:name="ColonTitle" style:family="paragraph" style:parent-style-name="Standard">
      <style:paragraph-properties fo:margin-left="0in" fo:margin-right="0in" fo:line-height="100%" fo:text-align="center" style:justify-single-word="false" fo:text-indent="0in" style:auto-text-indent="false" style:text-autospace="none" style:punctuation-wrap="simple" style:vertical-align="baseline"/>
      <style:text-properties style:font-name="Arial" fo:font-family="Arial" style:font-family-generic="swiss" style:font-pitch="variable" fo:font-size="8pt" fo:language="ru" fo:country="RU" fo:font-style="italic" fo:font-weight="bold" style:font-size-asian="8pt" style:font-style-asian="italic" style:font-weight-asian="bold" style:font-name-complex="Arial" style:font-family-complex="Arial" style:font-family-generic-complex="swiss" style:font-pitch-complex="variable"/>
    </style:style>
    <style:style style:name="Colon" style:family="paragraph" style:parent-style-name="Standard">
      <style:paragraph-properties fo:margin-left="0in" fo:margin-right="0in" fo:line-height="100%" fo:text-align="center" style:justify-single-word="false" fo:hyphenation-ladder-count="no-limit" fo:text-indent="0in" style:auto-text-indent="false"/>
      <style:text-properties fo:language="ru" fo:country="RU" fo:hyphenate="false" fo:hyphenation-remain-char-count="2" fo:hyphenation-push-char-count="2"/>
    </style:style>
    <style:style style:name="p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language="ru" fo:country="RU" style:font-size-complex="12pt"/>
    </style:style>
    <style:style style:name="_20_Char_20_Знак1_20_Char_20_Знак_20_Char_20_Char_20_Знак_20_Char_20_Знак_20_Char_20_Знак_20_Char_20_Знак_20_Char_20_Знак_20_Char_20_Char_20_Char_20_Char" style:display-name=" Char Знак1 Char Знак Char Char Знак Char Знак Char Знак Char Знак Char Знак Char Char Char Char" style:family="paragraph" style:parent-style-name="Standard">
      <style:paragraph-properties fo:margin-left="0in" fo:margin-right="0in" fo:margin-top="0in" fo:margin-bottom="0.111in" loext:contextual-spacing="false" fo:line-height="0.1665in" fo:text-align="start" style:justify-single-word="false" fo:text-indent="0in" style:auto-text-indent="false"/>
      <style:text-properties style:font-name="Tahoma" fo:font-family="Tahoma" style:font-family-generic="swiss" style:font-pitch="variable" fo:font-size="10pt" fo:language="en" fo:country="US" style:font-size-asian="10pt" style:font-name-complex="Tahoma" style:font-family-complex="Tahoma" style:font-family-generic-complex="swiss" style:font-pitch-complex="variable"/>
    </style:style>
    <style:style style:name="centr" style:family="paragraph" style:parent-style-name="Standard">
      <style:paragraph-properties fo:margin-left="0in" fo:margin-right="0in" fo:margin-top="0.0335in" fo:margin-bottom="0.0335in" loext:contextual-spacing="false" fo:line-height="100%" fo:text-align="center" style:justify-single-word="false" fo:text-indent="0in" style:auto-text-indent="false"/>
      <style:text-properties fo:font-size="9.5pt" fo:language="ru" fo:country="RU" style:font-size-asian="9.5pt" style:font-size-complex="9.5pt"/>
    </style:style>
    <style:style style:name="pravo" style:family="paragraph" style:parent-style-name="Standard">
      <style:paragraph-properties fo:margin-left="0in" fo:margin-right="0in" fo:margin-top="0.0335in" fo:margin-bottom="0.0335in" loext:contextual-spacing="false" fo:line-height="100%" fo:text-align="end" style:justify-single-word="false" fo:text-indent="0in" style:auto-text-indent="false"/>
      <style:text-properties fo:language="ru" fo:country="RU" style:font-size-complex="12pt"/>
    </style:style>
    <style:style style:name="zag3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text-indent="0in" style:auto-text-indent="false"/>
      <style:text-properties fo:language="ru" fo:country="RU" style:font-size-complex="12pt"/>
    </style:style>
    <style:style style:name="h2" style:family="paragraph" style:parent-style-name="Standard">
      <style:paragraph-properties fo:margin-left="0in" fo:margin-right="0in" fo:margin-top="0.1665in" fo:margin-bottom="0.0335in" loext:contextual-spacing="false" fo:line-height="100%" fo:text-align="start" style:justify-single-word="false" fo:text-indent="0.5in" style:auto-text-indent="false"/>
      <style:text-properties fo:language="ru" fo:country="RU" fo:font-weight="bold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size="12pt" style:font-size-asian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tyle="normal" style:font-style-asian="normal"/>
    </style:style>
    <style:style style:name="WW8Num4z1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Znaky SAE" fo:font-family="'Znaky SAE', 'Malgun Gothic'" style:font-pitch="variable" style:font-name-complex="Znaky SAE" style:font-family-complex="'Znaky SAE', 'Malgun Gothic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Znaky SAE" fo:font-family="'Znaky SAE', 'Malgun Gothic'" style:font-pitch="variable" style:font-name-complex="Znaky SAE" style:font-family-complex="'Znaky SAE', 'Malgun Gothic'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Znaky SAE" fo:font-family="'Znaky SAE', 'Malgun Gothic'" style:font-pitch="variable" style:font-name-complex="Znaky SAE" style:font-family-complex="'Znaky SAE', 'Malgun Gothic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size-complex="12pt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ro" fo:country="RO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color="#000000" style:text-position="0% 100%" style:font-name="Times New Roman" fo:font-family="'Times New Roman'" style:font-family-generic="roman" style:font-pitch="variable" fo:font-size="14pt" fo:letter-spacing="normal" style:font-size-asian="14pt" style:font-name-complex="Times New Roman" style:font-family-complex="'Times New Roman'" style:font-family-generic-complex="roman" style:font-pitch-complex="variable" style:font-style-complex="italic"/>
    </style:style>
    <style:style style:name="Footer_20_Char" style:display-name="Footer Char" style:family="text">
      <style:text-properties fo:font-size="12pt" fo:language="ro" fo:country="RO" style:font-size-asian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ro" fo:country="RO"/>
    </style:style>
    <style:style style:name="Comment_20_Subject_20_Char" style:display-name="Comment Subject Char" style:family="text">
      <style:text-properties fo:language="ro" fo:country="RO"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style:text-position="-100% 100%"/>
    </style:style>
    <style:style style:name="Subtitle_20_Char" style:display-name="Subtitle Char" style:family="text">
      <style:text-properties fo:font-size="12pt" fo:letter-spacing="-0.0035in" fo:language="ro" fo:country="RO" style:font-size-asian="12pt"/>
    </style:style>
    <style:style style:name="Heading_20_5_20_Char" style:display-name="Heading 5 Char" style:family="text">
      <style:text-properties fo:font-size="12pt" fo:language="ro" fo:country="RO" style:font-size-asian="12pt"/>
    </style:style>
    <style:style style:name="Heading_20_1_20_Char" style:display-name="Heading 1 Char" style:family="text">
      <style:text-properties fo:font-size="14pt" fo:language="ro" fo:country="RO" style:font-size-asian="14pt"/>
    </style:style>
    <style:style style:name="Heading_20_2_20_Char" style:display-name="Heading 2 Char" style:family="text">
      <style:text-properties fo:font-size="14pt" fo:language="ro" fo:country="RO" fo:font-weight="bold" style:font-size-asian="14pt" style:font-weight-asian="bold"/>
    </style:style>
    <style:style style:name="Heading_20_3_20_Char" style:display-name="Heading 3 Char" style:family="text">
      <style:text-properties fo:font-size="13pt" fo:language="ro" fo:country="RO" fo:font-weight="bold" style:font-size-asian="13pt" style:font-weight-asian="bold"/>
    </style:style>
    <style:style style:name="Heading_20_4_20_Char" style:display-name="Heading 4 Char" style:family="text">
      <style:text-properties fo:font-size="12pt" fo:language="ro" fo:country="RO" fo:font-style="italic" style:font-size-asian="12pt" style:font-style-asian="italic"/>
    </style:style>
    <style:style style:name="Heading_20_6_20_Char" style:display-name="Heading 6 Char" style:family="text">
      <style:text-properties fo:font-size="12pt" fo:language="ro" fo:country="RO" style:font-size-asian="12pt" style:language-complex="ar" style:country-complex="SA"/>
    </style:style>
    <style:style style:name="Heading_20_7_20_Char" style:display-name="Heading 7 Char" style:family="text">
      <style:text-properties fo:font-size="12pt" fo:language="en" fo:country="US" style:font-size-asian="12pt" style:language-asian="en" style:country-asian="US"/>
    </style:style>
    <style:style style:name="Heading_20_8_20_Char" style:display-name="Heading 8 Char" style:family="text">
      <style:text-properties fo:font-size="12pt" fo:letter-spacing="-0.0035in" fo:language="ro" fo:country="RO" style:font-size-asian="12pt"/>
    </style:style>
    <style:style style:name="Heading_20_9_20_Char" style:display-name="Heading 9 Char" style:family="text">
      <style:text-properties fo:color="#a31515" style:font-name="Courier New" fo:font-family="'Courier New'" style:font-family-generic="modern" fo:language="en" fo:country="US" style:language-asian="en" style:country-asian="US" style:font-name-complex="Courier New" style:font-family-complex="'Courier New'" style:font-family-generic-complex="modern"/>
    </style:style>
    <style:style style:name="Heading_20_1_20_Char1" style:display-name="Heading 1 Char1" style:family="text">
      <style:text-properties fo:color="#365f91" style:font-name="Cambria" fo:font-family="Cambria" style:font-family-generic="roman" style:font-pitch="variable" fo:font-size="14pt" fo:language="ro" fo:country="RO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1" style:display-name="Heading 2 Char1" style:family="text">
      <style:text-properties fo:color="#4f81bd" style:font-name="Cambria" fo:font-family="Cambria" style:font-family-generic="roman" style:font-pitch="variable" fo:font-size="13pt" fo:language="ro" fo:country="RO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1" style:display-name="Heading 3 Char1" style:family="text">
      <style:text-properties fo:color="#4f81bd" style:font-name="Cambria" fo:font-family="Cambria" style:font-family-generic="roman" style:font-pitch="variable" fo:font-size="12pt" fo:language="ro" fo:country="RO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1" style:display-name="Heading 4 Char1" style:family="text">
      <style:text-properties fo:color="#4f81bd" style:font-name="Cambria" fo:font-family="Cambria" style:font-family-generic="roman" style:font-pitch="variable" fo:font-size="12pt" fo:language="ro" fo:country="RO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1" style:display-name="Heading 5 Char1" style:family="text">
      <style:text-properties fo:color="#243f60" style:font-name="Cambria" fo:font-family="Cambria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1" style:display-name="Heading 6 Char1" style:family="text">
      <style:text-properties fo:color="#243f60" style:font-name="Cambria" fo:font-family="Cambria" style:font-family-generic="roman" style:font-pitch="variable" fo:font-size="12pt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1" style:display-name="Heading 7 Char1" style:family="text">
      <style:text-properties fo:color="#404040" style:font-name="Cambria" fo:font-family="Cambria" style:font-family-generic="roman" style:font-pitch="variable" fo:font-size="12pt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1" style:display-name="Heading 8 Char1" style:family="text">
      <style:text-properties fo:color="#404040" style:font-name="Cambria" fo:font-family="Cambria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9_20_Char1" style:display-name="Heading 9 Char1" style:family="text">
      <style:text-properties fo:color="#404040" style:font-name="Cambria" fo:font-family="Cambria" style:font-family-generic="roman" style:font-pitch="variable" fo:language="ro" fo:country="RO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ootnote_20_Text_20_Char" style:display-name="Footnote Text Char" style:family="text">
      <style:text-properties fo:language="ro" fo:country="RO"/>
    </style:style>
    <style:style style:name="Header_20_Char" style:display-name="Header Char" style:family="text">
      <style:text-properties fo:font-size="12pt" fo:language="ro" fo:country="RO" style:font-size-asian="12pt"/>
    </style:style>
    <style:style style:name="Body_20_Text_20_Char" style:display-name="Body Text Char" style:family="text">
      <style:text-properties fo:font-size="12pt" fo:language="ro" fo:country="RO" style:font-size-asian="12pt"/>
    </style:style>
    <style:style style:name="Title_20_Char" style:display-name="Title Char" style:family="text">
      <style:text-properties fo:font-size="12pt" fo:language="ro" fo:country="RO" fo:font-weight="bold" style:font-size-asian="12pt" style:font-weight-asian="bold"/>
    </style:style>
    <style:style style:name="Body_20_Text_20_Indent_20_Char" style:display-name="Body Text Indent Char" style:family="text">
      <style:text-properties fo:font-size="12pt" fo:language="ro" fo:country="RO" style:font-size-asian="12pt"/>
    </style:style>
    <style:style style:name="Subtitle_20_Char1" style:display-name="Subtitle Char1" style:family="text">
      <style:text-properties fo:color="#4f81bd" style:font-name="Cambria" fo:font-family="Cambria" style:font-family-generic="roman" style:font-pitch="variable" fo:font-size="12pt" fo:letter-spacing="0.0102in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2_20_Char" style:display-name="Body Text 2 Char" style:family="text">
      <style:text-properties fo:font-size="12pt" fo:language="ro" fo:country="RO" style:font-size-asian="12pt"/>
    </style:style>
    <style:style style:name="Body_20_Text_20_Indent_20_2_20_Char" style:display-name="Body Text Indent 2 Char" style:family="text">
      <style:text-properties fo:font-size="12pt" fo:language="ro" fo:country="RO" style:font-size-asian="12pt"/>
    </style:style>
    <style:style style:name="Body_20_Text_20_Indent_20_3_20_Char" style:display-name="Body Text Indent 3 Char" style:family="text">
      <style:text-properties fo:font-size="12pt" fo:language="ro" fo:country="RO" style:font-size-asian="12pt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12pt" fo:language="ro" fo:country="RO" fo:background-color="#000080" style:font-size-asian="12pt" style:font-name-complex="Tahoma" style:font-family-complex="Tahoma" style:font-family-generic-complex="swiss" style:font-pitch-complex="variable"/>
    </style:style>
    <style:style style:name="Plain_20_Text_20_Char" style:display-name="Plain Text Char" style:family="text">
      <style:text-properties style:font-name="Courier New" fo:font-family="'Courier New'" style:font-family-generic="modern" fo:language="ro" fo:country="RO" style:font-name-complex="Courier New" style:font-family-complex="'Courier New'" style:font-family-generic-complex="modern"/>
    </style:style>
    <style:style style:name="Placeholder_20_Text1" style:display-name="Placeholder Text1" style:family="text">
      <style:text-properties fo:color="#808080"/>
    </style:style>
    <style:style style:name="Основной_20_шрифт_20_абзаца1" style:display-name="Основной шрифт абзаца1" style:family="text"/>
    <style:style style:name="apple-style-span" style:family="text" style:parent-style-name="Основной_20_шрифт_20_абзаца1"/>
    <style:style style:name="apple-converted-space" style:family="text" style:parent-style-name="Основной_20_шрифт_20_абзаца1"/>
    <style:style style:name="Знак_20_Знак" style:display-name="Знак Знак" style:family="text">
      <style:text-properties style:font-name="Arial" fo:font-family="Arial" style:font-family-generic="swiss" style:font-pitch="variable" fo:font-size="16pt" fo:language="en" fo:country="U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Numbering_20_Symbols" style:display-name="Numbering Symbols" style:family="text"/>
    <style:style style:name="il_5f_link_5f_style" style:display-name="il_link_style" style:family="text" style:parent-style-name="Default_20_Paragraph_20_Font"/>
    <style:style style:name="il_5f_span" style:display-name="il_span" style:family="text" style:parent-style-name="Default_20_Paragraph_20_Font"/>
    <style:style style:name="dip_5f_main_20_Знак" style:display-name="dip_main Знак" style:family="text">
      <style:text-properties fo:font-size="14pt" fo:language="ru" fo:country="RU" style:font-size-asian="14pt"/>
    </style:style>
    <style:style style:name="dip_5f_subsection_20_Знак" style:display-name="dip_subsection Знак" style:family="text">
      <style:text-properties fo:font-size="16pt" fo:language="ru" fo:country="RU" fo:font-weight="bold" style:font-size-asian="16pt" style:font-weight-asian="bold"/>
    </style:style>
    <style:style style:name="page" style:family="text">
      <style:text-properties fo:color="#00008b" fo:font-size="9.5pt" fo:font-style="italic" style:font-size-asian="9.5pt" style:font-style-asian="italic" style:font-size-complex="9.5pt" style:font-style-complex="italic" loext:padding="0in" loext:border="1.5pt solid #00008b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9925in" fo:text-indent="-0.1252in" fo:margin-left="1.99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.4925in" fo:text-indent="-0.1252in" fo:margin-left="3.49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992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4z1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4z1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4z1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4z1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4z1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4z1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4z1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Znaky SAE"/>
      </text:list-level-style-bullet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Znaky SAE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Znaky SAE"/>
      </text:list-level-style-bullet>
      <text:list-level-style-bullet text:level="2" text:style-name="WW8Num21z0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Znaky SAE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)" style:num-format="a" style:num-letter-sync="true">
        <style:list-level-properties text:list-level-position-and-space-mode="label-alignment">
          <style:list-level-label-alignment text:label-followed-by="listtab" fo:text-indent="-0.1252in" fo:margin-left="0.5193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fo:text-indent="-0.25in" fo:margin-left="1.0382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82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82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25in" fo:margin-left="2.538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82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82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25in" fo:margin-left="4.0382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82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  <style:text-properties style:font-name="Courier New"/>
      </text:list-level-style-bullet>
      <text:list-level-style-bullet text:level="3" text:style-name="WW8Num28z2" style:num-suffix="." text:bullet-char="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  <style:text-properties style:font-name="Wingdings"/>
      </text:list-level-style-bullet>
      <text:list-level-style-bullet text:level="4" text:style-name="WW8Num28z2" style:num-suffix="." text:bullet-char="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  <style:text-properties style:font-name="Wingdings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4472in" fo:text-indent="-0.25in" fo:margin-left="4.4472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9472in" fo:text-indent="-0.25in" fo:margin-left="4.9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0.744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45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4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25in" fo:margin-left="2.244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4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4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25in" fo:margin-left="3.744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4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Times New Roman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0311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11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11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25in" fo:margin-left="2.5311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11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11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25in" fo:margin-left="4.0311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11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Times New Roman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7874in" fo:margin-bottom="0.1972in" fo:margin-left="0.7874in" fo:margin-right="0.3937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draw:frame draw:style-name="Mfr1" draw:name="Frame1" text:anchor-type="paragraph" svg:y="0.0008in" draw:z-index="0"><draw:text-box fo:min-height="0.0228in" fo:min-width="0.0161in"><text:p text:style-name="MP1"><text:span text:style-name="Page_20_Number"/></text:p></draw:text-box></draw:frame></text:p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</dc:title>
    <meta:initial-creator>sergiu cojocaru</meta:initial-creator>
    <meta:creation-date>2011-03-30T11:38:00</meta:creation-date>
    <dc:date>2017-06-03T08:42:13.319200218</dc:date>
    <meta:print-date>2010-12-22T14:58:00</meta:print-date>
    <meta:editing-cycles>88</meta:editing-cycles>
    <meta:editing-duration>PT12H36M17S</meta:editing-duration>
    <meta:generator>LibreOffice/5.2.5.1$Linux_X86_64 LibreOffice_project/20m0$Build-1</meta:generator>
    <meta:document-statistic meta:table-count="0" meta:image-count="0" meta:object-count="0" meta:page-count="1" meta:paragraph-count="18" meta:word-count="390" meta:character-count="2855" meta:non-whitespace-character-count="2467"/>
  </office:meta>
</office:document-meta>
</file>